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RV3SaSH8lw0"><text:span text:style-name="T1">HTML5 Canvas Tag</text:span></text:a>! </text:p>
      <text:p text:style-name="Standard"/>
      <text:p text:style-name="Standard">För att jobba med Canvasen så måste man hämta ner den Via JavaScript genom GetElementByID.</text:p>
      <text:p text:style-name="Standard"/>
      <text:p text:style-name="Standard">När vi har Canvasen i JS så kan vi hämta ut "2D Context".. Genom att ange ".getContext("2d")" efter canvas variabeln.</text:p>
      <text:p text:style-name="Standard">Ex:<text:line-break/>var Canvas = document.getElementById("canvasId");</text:p>
      <text:p text:style-name="Standard">var CanvasContext = Canvas.<text:span text:style-name="T2">getContext</text:span>("2d");</text:p>
      <text:p text:style-name="Standard"/>
      <text:p text:style-name="Standard">CanvasContext är det vi använder när vi (tex) ritar på vår canvas, laddar in bilder eller dylikt. <text:line-break/>För att, tex, fylla hela canvasen med en bakgrund så kan vi ange detta:</text:p>
      <text:p text:style-name="Standard">CanvasContext.<text:span text:style-name="T2">fillStyle</text:span> = "DenFärgViVillHa"; //(r,g,b, alpha)</text:p>
      <text:p text:style-name="Standard"><text:line-break/>För att placera ut objektet vi skapat så får vi använda fillRect, på (nästan) samma sätt som fillStyle.</text:p>
      <text:p text:style-name="Standard">Canvas.fillRect(X,Y,Width, Height); //X och Y är kordinater som symboliserar var dem ska hamna.<text:line-break/><text:tab/><text:tab/><text:tab/><text:tab/><text:tab/>//Width och Height är storleken på Objektet.. <text:line-break/>Exempel<text:line-break/>Canvas.fillRect(20,10, 50, 50);<text:line-break/>// ^denna skulle skriva ut en fyrkant (50X50) som är 20px till höger från början av canvasen och 10pixlar nedanför toppen av canvasen.<text:line-break/><text:line-break/>OBS: om vi använder <text:span text:style-name="T2">fillRect</text:span><text:span text:style-name="T3"> flera gånger så kommer den att skriva ut flera fyrkanter..</text:span></text:p>
      <text:p text:style-name="Standard"><text:span text:style-name="T3"/></text:p>
      <text:p text:style-name="P1">ClearRect<text:span text:style-name="T3">: används också på CanvasContext! (OBS skapar en rectangel som tar bort! :) ) <text:line-break/>ClearRect(x,y, height, widith); // denna Raderar saker du målat, målar över med tom färg! </text:span></text:p>
      <text:p text:style-name="Standard"><text:span text:style-name="T3"/></text:p>
      <text:p text:style-name="Standard"><text:span text:style-name="T3">Påverka linjerna:<text:tab/>(Allt appliceras på CanvasContext)<text:line-break/><text:tab/>-lineWidth = X; <text:tab/>//Avgör storleken på strecket</text:span></text:p>
      <text:p text:style-name="Standard"><text:span text:style-name="T3"><text:tab/>-lineCap = "round"; <text:tab/>//Avgör hur streckets slut ska se ut : butt, round, square</text:span></text:p>
      <text:p text:style-name="Standard"><text:span text:style-name="T3"><text:tab/>-lineJoin="miter";<text:tab/>//Avgör hur "svängar" ska hanteras: bevel, round, miter</text:span></text:p>
      <text:p text:style-name="Standard"><text:span text:style-name="T3"><text:tab/><text:tab/>-miterLimit = X; // avgör hur mycket av miter, bevel eller round det ska vara</text:span></text:p>
      <text:p text:style-name="Standard"><text:span text:style-name="T3"><text:tab/>-setLineDash([x,y]);<text:tab/>//avgör om man ska ha "hack" i strecken, x och y är mellanrum som <text:tab/><text:tab/><text:tab/><text:tab/>man kan ha olika, tex om x är 20 och y är 30 då blir första hoppen 20 <text:tab/><text:tab/><text:tab/><text:tab/>och andra hoppen 30 och hoppen efter det 20, osv!.. du kan lägga till <text:tab/><text:tab/><text:tab/><text:tab/>mer <text:s/>"x" och "y" här.. ([x,y,z,f,h]) om du vill..<text:line-break/><text:tab/><text:tab/>-lineDashOffset = x; // avgör hur "SetLineDash"en ska arbeta..<text:tab/></text:span></text:p>
      <text:p text:style-name="Standard"><text:span text:style-name="T3"/></text:p>
      <text:p text:style-name="P1">Hur man ritar i Canvas<text:span text:style-name="T3">:</text:span></text:p>
      <text:p text:style-name="P1"><text:span text:style-name="T3"><text:line-break/>När man ritar är det första man måste göra att ange "beginPath();" Detta görs på CanvasContext...<text:line-break/>När du har gjort det får du tillgång till dessa:</text:span></text:p>
      <text:p text:style-name="P1"><text:span text:style-name="T3"><text:tab/>-MoveTo(x,y)<text:tab/>= bestämmer var du ska börja rita från .<text:line-break/><text:tab/><text:tab/>-Obs anges bara ibörjan (?)</text:span></text:p>
      <text:p text:style-name="P1"><text:span text:style-name="T3"><text:tab/>-LineTo(x,y)<text:tab/>= Drar från positionen du står på till positionen du angett</text:span></text:p>
      <text:p text:style-name="P1"><text:span text:style-name="T3"><text:tab/>-fill()<text:tab/><text:tab/>= Fyller i hela och "knyter samman" om det finns gap. <text:line-break/><text:tab/>-stroke()<text:tab/>= Alternativ till Fill(), knyter ej ihop men skriver ut som ett streck!</text:span></text:p>
      <text:p text:style-name="P1"><text:span text:style-name="T3"><text:tab/>-closePath()<text:tab/>= som Stroke() fast den drar ihop det strecket där den började! </text:span></text:p>
      <text:p text:style-name="P1"><text:span text:style-name="T3"><text:tab/>-fillStyle(rgba)= ange dennan innan fill() så kan du bestämma färg..!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Fallback Content = <text:span text:style-name="T3">Om webbläsaren ej kan läsa Canvas-taggen gör såhär<text:line-break/><text:tab/>1. lägg till en &lt;/canvas&gt; efter din canvas tagg</text:span></text:p>
      <text:p text:style-name="P1"><text:span text:style-name="T3"><text:tab/>2. mellan dina Canvas-tagger skriv &lt;p&gt;&lt;/p&gt; och ange en text som förklarar att du kräver en <text:tab/>bättre webbläsare... </text:span></text:p>
      <text:p text:style-name="P1"><text:span text:style-name="T3"><text:tab/>3. obs: texten kommer inte fungera om Canvasen kan läsas! :)</text:span></text:p>
      <text:p text:style-name="P1"><text:span text:style-name="T3"><text:line-break/><text:tab/>-Du kan även kolla om webbläsaren klarar av det med en ifsats:<text:line-break/><text:tab/>if(canvas.getContext){} denna kommer ange False om webbläsaren ej har stöd.</text:span></text:p>
      <text:p text:style-name="P1"><text:span text:style-name="T3"/></text:p>
      <text:p text:style-name="P1">Bilder<text:span text:style-name="T3">:</text:span></text:p>
      <text:p text:style-name="P1"><text:span text:style-name="T3">Skapa en variabel av typen "Image()"! </text:span></text:p>
      <text:p text:style-name="P1"><text:span text:style-name="T3"><text:tab/>Var my_pic = new Image();</text:span></text:p>
      <text:p text:style-name="P1"><text:span text:style-name="T3">Nu ska du ange vilken bild<text:line-break/><text:tab/>my_pic.src = "urlnTillBilden.jpg";<text:line-break/>För att placera ut bilden:<text:line-break/><text:tab/>canvasContext.drawImage(my_pic, X, Y); //X och Y är kordinater! <text:line-break/>Alternativt<text:line-break/><text:tab/>canvasContext.drawImage(my_pic, X, Y, w, h);// w och h står för Width och Height! Av bild</text:span></text:p>
      <text:p text:style-name="P1"><text:span text:style-name="T3">Alternativt</text:span></text:p>
      <text:p text:style-name="P1"><text:span text:style-name="T3"><text:tab/>canvasContext.drawImage(my_pic,clipX,clipY,clipW,ClipH, X, Y, w, h);</text:span></text:p>
      <text:p text:style-name="P1"><text:span text:style-name="T3"><text:tab/><text:tab/>//clipX och clipY står för = klipper av i X och Y led (croppar typ..)</text:span></text:p>
      <text:p text:style-name="P1"><text:span text:style-name="T3"><text:tab/><text:tab/>//clipW och clipH står för = klipper av i X och Y led men stretchar ut bilden också!<text:line-break/><text:line-break/>Du kan använda bildens widht och height också! : <text:line-break/><text:tab/>my_pic.width eller <text:s/>my_pic.height för att få bildens bredd och höj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2S</meta:editing-duration>
    <meta:editing-cycles>45</meta:editing-cycles>
    <meta:generator>OpenOffice.org/3.4.1$Win32 OpenOffice.org_project/341m1$Build-9593</meta:generator>
    <dc:date>2014-04-20T19:11:28.34</dc:date>
    <meta:document-statistic meta:table-count="0" meta:image-count="0" meta:object-count="0" meta:page-count="2" meta:paragraph-count="34" meta:word-count="593" meta:character-count="3679"/>
    <meta:user-defined meta:name="Info 1"/>
    <meta:user-defined meta:name="Info 2"/>
    <meta:user-defined meta:name="Info 3"/>
    <meta:user-defined meta:name="Info 4"/>
  </office:meta>
</office:document-meta>
</file>